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고도 37000ft에서의 아침</text:p>
      <text:p text:style-name="Normal">2019.09.30. KAL093 On Airborn. 워싱턴 국제공항까지 도착 예정 시간 약 3시간. 오유신.</text:p>
      <text:p text:style-name="Normal"/>
      <text:p text:style-name="Normal">고도 37000ft에서의 아침이 밝았다. 내가 떠나온 한국에서는, 이제 나의 반대편에 있을 한국은 아홉 시가 막 다 되어가고 있다.</text:p>
      <text:p text:style-name="Normal">생각보다 잠을 많이 자지는 않았는데도 불구하고 그렇게까지는 피곤하지 않다. 하긴, 기내에서 완전 카페인 범벅으로 먹었으니까.</text:p>
      <text:p text:style-name="Normal">식후에 커피 한 잔을 챙겨먹고서는 또 홍차에 또 커피를 먹었으니, 카페인 빨을 받아서 아마 지금 피곤하지 않은 것처럼 느끼는 거겠지.</text:p>
      <text:p text:style-name="Normal"/>
      <text:p text:style-name="Normal">그러고 보니 오늘 하루는 그렇게까지 많은 시간을 자지는 않았다. 오늘 나는 새벽 3시 50분 경에 출발했는데 벌써 출발한 지 하루 정도가 지났다. 물론, 우리가 지구의 반대편으로 왔기 때문에 12시간을 벌기는 했지만, 결국 그 말 인즉슨 내가 깨어있어야 할 시간에 12시간이 추가된다는 소리이다.</text:p>
      <text:p text:style-name="Normal"/>
      <text:p text:style-name="Normal">출발한지 대략 1시간 30분 정도 되자마자 첫 번째 기내식이 나왔었다. 내가 찾아본 KAL 093에 관한 후기와는 다르게, 메뉴가 조금 바뀌어 있었다. 선택할 수 있는 메뉴는 3개였는데, 하나는 카레 덮밥. 내가 승무원 분의 추천으로 출출한 배를 채우기 위하여 먹었던 것이고, 다른 하나는 중국식 향료 느낌이 강한 닭 요리가 있었고, 서양식 느낌이 강한 소스를 사용한 대구 구이 등이 있었다. 카레 덮밥은 배를 채우기는 좋았으나 그렇게까지 맛있지는 않았다, 솔직하게 말하자면 말이다. 하지만 함께 나온 미역국은 꽤나 괜찮았다. 약간 바다의 맛을 상공에서 느낄 수 있는 것은 좋은 경험이었던 것 갗다.</text:p>
      <text:p text:style-name="Normal"/>
      <text:p text:style-name="Normal">지금은 난기류 때문에 항공기가 좀 심하게 흔들린다. 미국 본토 대륙 위에 있는데, 이렇게나 흔들리는데 기장은 안전벨트 사인을 주지 않는 것이 약간 이상하다. 조금 더 심각해지면 안전 상의 위험이 분명히 있을 것 같다. 아, 딱 그러는 참에 안전벨트 사인이 들어왔다. 별로 난기류는 즐거운 경험은 아니다. 한 몇 십분 동안 흔들리고, 여기 노트북 자판조차 치기 힘들 정도로 무슨 무궁화호 타는 것도 아니고 흔들리는 것은 좀 그렇기는 한 것 같다.</text:p>
      <text:p text:style-name="Normal"/>
      <text:p text:style-name="Normal">여튼, 과거의 회상으로 돌아가서, 기내식은 그랬고, 기내식 이후에는 커피와 차 종류를 선택할 수 있었다. 기내식을 줄 때 트레이에 같이 딸려온 조그마한 손잡이가 달린 간이 컵이 무엇을 위한 용도였는지 궁금했었는데 비로소 이 때야 그 용도를 알 수 있었다. 뜨거운 물을 승무원이 그 컵에 따라주었던 것이다. 뭐, 나는 물론 앞에서 이야기했듯이 카페인을 너무나도 좋아하기 때문에, 커피를 부탁했다. 물론, 나는 원두의 맛을 최대한 느끼고 싶었기에, 설탕과 크림은 빼달라고 이야기했다(하지만 생각보다 원두맛이 많이 나지 않았다는 것이 함정).</text:p>
      <text:p text:style-name="Normal"/>
      <text:p text:style-name="Normal">중간에 시차 적응을 하라는 것이지 항공기 기내를 어둡게 해 주었다. 명세에 보면, 보잉 777-300ER 기종이 가진 정말 쓸모없는데 쓸모있는 기능 중 하나가 객실 내 단계적 조도 조절이 가능하다는 것이다. 좀 더 편안한 느낌을 주기에 매우 좋은 것 같다. 물론, 밤샘 작업을 좋아하는 나로서는 별로 좋아할 만한 기능은 아니지만, 적어도 갑자기 불이 꺼지고 켜지는 것보다야, 조금 단계를 주는 것이 좋지 않겠는가?</text:p>
      <text:p text:style-name="Normal"/>
      <text:p text:style-name="Normal">거의 비행기에서의 대부분의 시간을 노트북을 이용하여 총 5편의 에세이 초안을 쓰고 한 숨 잔 이후에(거의 1~2시간 정도, 그것도 제대로 잔 것은 아니고 눈만 붙였다) 다시 에세이를 검토하는 것에 보냈다. 그리고 좀 무료해진 나머지 항공사 내부에서 자체적으로 제공하는 이 썩은 펌웨어(정말, 개발자인 나로서는 용납할 수 없는 이른바 원시적인 디자인을 가진 - 딱 볼 때, 2000년대 초반에 제작한 펌웨어를 아직도 디자인이나 기능 업데이트를 안 한 것 같다) 속의 게임들 중에 뭐가 괜찮은지 살펴봤다. 뭐, 많기도 했다. 핀볼 아케이드나, 팩맨, 골프나 당구 게임, 체스(또 한번 참패했다), 그리고 기타 등등. 하지만 그것들 중에서 가장 궨찮았던 것은 분명히 테트리스일 것이리라. 왜냐하면 나는 테트리스 같은 거 빼고는 다 게임이 잼병이기 때문이다.</text:p>
      <text:p text:style-name="Normal"/>
      <text:p text:style-name="Normal">또 비행기에서 무엇을 했는가를 묻자면 좀 먹기도 했다. 기내식을 먹고 에세이를 쓴답시고 노트북 자판을 두들겨 패다 보니까 약 3시간 정도가 지나 있었다. 꽤나 출출했기에, 승무원 분께 뭔가 배를 채울 만한 것을 부탁드렸더니, 친절하게 라면과 비스킷을 가져다주셨다. 음~ 상공에서 먹는 라면의 맛이라. 물론 기내이기 때문에 라면은 조금 더 오래 기다려야 제대로 익은 면을 먹을 수 있는데다가, 물도 꽤 생각보다 적었지만, 태평양 상공에서의 신라면의 맛은 꽤나 좋은 편이었다. 덕분에 배는 제대로 찼다. 입술이 좀 아리기는 했지만(매운 맛).</text:p>
      <text:p text:style-name="Normal"/>
      <text:p text:style-name="Normal">그러면서 항공사에서 제공하는 29일 밤 9시 KBS 뉴스(불행하게도 내가 사랑해 마지않는 JTBC 뉴스는 제공하지 않았다. BBC나 CNN이 있기는 했지만... 별로. 요즘 트럼프 탄핵조사 시국에 관한 뉴스를 더럽게 Huffingtonpost에서 많이 보기도 했으니까)를 보면서, 조국 법무부 장관에 대한 찬반 시위와 아프리카 돼지 열병에 관한 정부 당국의 차단 노력 등의 주요 뉴스를 살펴볼 수 있으면서도 라면이 곁들여지니, 파라다이스가 따로 없었다(좌석 좁은거 빼고, 물론 대한항공이나 여타 다른 항공기 치고는 좌석 간격은 넓은 편이다. 당연하다. 그렇지 않으면 승객들 불만 바로미터가 끝까지 달해서 폭발할 것이다).</text:p>
      <text:p text:style-name="Normal"/>
      <text:p text:style-name="Normal">조금 전에도 기내가 흔들렸다. 기내가 흔들리거나, 지금 어디를 구체적으로 비행하고 있는지와 같은 정보들을 알아볼 때, 그것 외에도 물론, 나는 인천 공항에서 출발할 때 택싱하는 것도 다 외부 카메라를 통해 지켜볼 수 있었다. 이 보잉 777-300ER 기종의 또 다른 장점이 바로 이것인데, 외부 카메라가 비행기 헤드와 테일에 붙어 있고, 영상을 객실에서 나의 앞 좌석에 붙은 약 10.9인치의 LCD 모니터를 통하여 확인해볼 수 있다는 것이다. 나는 항덕이므로, 적어도 정말 그 모습은 재미있게 봤다.</text:p>
      <text:p text:style-name="Normal"/>
      <text:p text:style-name="Normal">항덕인 나를 끌어당긴 또 하나의 이 구린 펌웨어의 이상하게도 매력적인 기능은 비행 정보 확인에 있었는데, 자그마치 HUD 조종사 시점으로의 정보 제공을 지원한다! 이렇게 되면 Wind Direction이나 Wind Speed를 알 수 있는데다가, 딱 가운데에 당첨된 내가 창밖도 보지 않고 대충 비행이 어느 시점에 도달했구나를 추적하게 해주는 참으로 고마운 기능이었다. 당연히 HUD 셋업이니까 좌측에 에어스피드 데이터 나오고(Knots 단위) 오른쪽에 Ft 단위의 고도 데이터 나오고, 자그마치 VS(버추얼 스피드)도 정확하게 표시해줬다. 이륙 때 평균적인 VS는 대략 1500 정도로 상승하는 것을 나는 이 기능을 통해 확인할 수 있었다.</text:p>
      <text:p text:style-name="Normal">추가적으로, 롤이라던가 피치도 HUD 디스플레이 셋업의 기능 특성상 확인하기 쉬웠다. 전반적인 승객 엔터테인먼트 프로그램의 디자인과 성능, 지속적인 개선은 구리다고 평가하겠지만, 그 기능 하나만으로도 항덕인 나를 감동시키기에는 충분했다. 좋았다. 강력 추천. 항덕들에게만.</text:p>
      <text:p text:style-name="Normal"/>
      <text:p text:style-name="Normal">그러고 보면 애초에 이 보잉 777-300ER 기종 자체가 항덕들의 성지이기도 하다. 291석 정도로 그렇게 큰 항공기가 아니고, 중형 정도의 항공기에 Twin-jet로서 분류되는 데도 불구하고, 보잉사가 도대체 엔진을 뭘 썼는지, 연료 탱크를 어떻게 배치한 건지 무슨 수를 쓴 건지는 모르겠지만, 이 항공기는 가성비가 너무 좋다. 쉽게 말해서, 전체 중량 대비 항속 거리가 너무 좋다는 것이다. 참고로, 이 보잉 777-300ER 기종은 국내 항공사 중에서는 대한항공만이 유일하게 보유하고 있다고 한다(잡학 지식 +1).</text:p>
      <text:p text:style-name="Normal"/>
      <text:p text:style-name="Normal">평균 순항고도가 Flightaware Tracker에서는 약 34000ft로 나왔고 실제로 그렇게 가고 있었는데(3시간 전만 하더라도 태평양 상공에서는) 지금은 약 37000ft 정도에 있다. 내 생각에는 항로 수정이 들어왔던가, 아니면 Attlitude Change Request가 ATC로부터 들어왔던 모양. 혹은, Pilot들이 난기류를 피하려고 일부로 고도를 높인 것일 수도 있겠다는 생각도 든다.</text:p>
      <text:p text:style-name="Normal"/>
      <text:p text:style-name="Normal">여튼, 여담은 여기까지 정도로 하고, 아직 약 3시간 정도를 더 가야 하기에, 말을 여기서 좀 줄일 필요가 있을 것 같다.</text:p>
      <text:p text:style-name="Normal"/>
      <text:p text:style-name="Normal">또 기체가 흔들리기 시작하기는 했지만(오늘 좀 심한 것 같기는 하다 - 전반적으로 대류권 계면 부근(조금 아래인 것 같기는 하다)의 공기가 근래에 조금 불안정한 것 같다) 여튼, 여기서 이만 말을 줄인다.</text:p>
      <text:p text:style-name="Normal"/>
      <text:p text:style-name="Normal">... 그나저나, 기내식 한 번 더 있는데, 언제 주지? 아침 먹어야 하는데.</text:p>
      <text:p text:style-name="Normal"/>
      <text:p text:style-name="Normal">조금 후에 나왔다고 한다.</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